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B70E2B693338CE1E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35cm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9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85cm" fo:min-width="12.9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bold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4pt" fo:font-style="normal" style:text-underline-style="none" fo:font-weight="normal" fo:background-color="transparent"/>
    </style:style>
    <style:style style:name="P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20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8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P10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blNum" form:control-implementation="ooo:com.sun.star.form.component.FixedText" xml:id="control3" form:id="control3" form:label="N°"/>
            <form:text form:name="txtI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parto"/>
            <form:fixed-text form:name="lblTipo" form:control-implementation="ooo:com.sun.star.form.component.FixedText" xml:id="control7" form:id="control7" form:label="D"/>
            <form:fixed-text form:name="lblRepartidor" form:control-implementation="ooo:com.sun.star.form.component.FixedText" xml:id="control8" form:id="control8" form:label="Direccion:"/>
            <form:text form:name="txtRepartidor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Telefono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blTel" form:control-implementation="ooo:com.sun.star.form.component.FixedText" xml:id="control11" form:id="control11" form:label="Telefono:"/>
            <form:text form:name="txtCodPostal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blCliente" form:control-implementation="ooo:com.sun.star.form.component.FixedText" xml:id="control13" form:id="control13" form:label="Cliente:"/>
            <form:fixed-text form:name="lblDireccion2" form:control-implementation="ooo:com.sun.star.form.component.FixedText" xml:id="control14" form:id="control14" form:label="Direccion:"/>
            <form:text form:name="txtCliente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DireccionCliente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line draw:style-name="gr1" draw:text-style-name="P2" draw:layer="layout" svg:x1="14.85cm" svg:y1="0cm" svg:x2="14.85cm" svg:y2="21cm">
          <text:p/>
        </draw:line>
        <draw:custom-shape draw:style-name="gr2" draw:text-style-name="P3" draw:layer="layout" svg:width="1.087cm" svg:height="1.1cm" svg:x="20.685cm" svg:y="2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79cm" svg:height="4.735cm" svg:x="24.021cm" svg:y="1.4cm">
          <draw:image xlink:href="Pictures/10000000000000E4000000B70E2B693338CE1EBD.png" xlink:type="simple" xlink:show="embed" xlink:actuate="onLoad">
            <text:p/>
          </draw:image>
        </draw:frame>
        <draw:custom-shape draw:style-name="gr4" draw:text-style-name="P3" draw:layer="layout" svg:width="8.413cm" svg:height="1.6cm" svg:x="15.1cm" svg:y="4.5cm">
          <text:p/>
          <draw:enhanced-geometry svg:viewBox="0 0 21600 21600" draw:type="rectangle" draw:enhanced-path="M 0 0 L 21600 0 21600 21600 0 21600 0 0 Z N"/>
        </draw:custom-shape>
        <draw:control draw:style-name="gr5" draw:text-style-name="P4" draw:layer="layout" svg:width="1.525cm" svg:height="1.5cm" svg:x="1.275cm" svg:y="1.1cm" draw:control="control1"/>
        <draw:control draw:style-name="standard" draw:text-style-name="P5" draw:layer="layout" svg:width="3.677cm" svg:height="0.7cm" svg:x="2.823cm" svg:y="1.5cm" draw:control="control2"/>
        <draw:control draw:style-name="gr5" draw:text-style-name="P4" draw:layer="layout" svg:width="0.514cm" svg:height="0.9cm" svg:x="1.275cm" svg:y="2.465cm" draw:control="control3"/>
        <draw:control draw:style-name="standard" draw:text-style-name="P5" draw:layer="layout" svg:width="4.5cm" svg:height="0.7cm" svg:x="2cm" svg:y="2.6cm" draw:control="control4"/>
        <draw:control draw:style-name="gr5" draw:text-style-name="P6" draw:layer="layout" svg:width="3.314cm" svg:height="1.1cm" svg:x="1.2cm" svg:y="3.165cm" draw:control="control5"/>
        <draw:control draw:style-name="gr5" draw:text-style-name="P7" draw:layer="layout" svg:width="2.094cm" svg:height="1cm" svg:x="8.3cm" svg:y="1.3cm" draw:control="control6"/>
        <draw:custom-shape draw:style-name="gr6" draw:text-style-name="P3" draw:layer="layout" svg:width="1.106cm" svg:height="1.1cm" svg:x="8.588cm" svg:y="2.3cm">
          <text:p/>
          <draw:enhanced-geometry svg:viewBox="0 0 21600 21600" draw:type="rectangle" draw:enhanced-path="M 0 0 L 21600 0 21600 21600 0 21600 0 0 Z N"/>
        </draw:custom-shape>
        <draw:control draw:style-name="gr5" draw:text-style-name="P8" draw:layer="layout" svg:width="1.032cm" svg:height="1cm" svg:x="8.662cm" svg:y="2.4cm" draw:control="control7"/>
        <draw:frame draw:style-name="gr3" draw:text-style-name="P2" draw:layer="layout" svg:width="2.7cm" svg:height="2.943cm" svg:x="11.9cm" svg:y="1.2cm">
          <draw:image xlink:href="Pictures/10000000000000E4000000B70E2B693338CE1EBD.png" xlink:type="simple" xlink:show="embed" xlink:actuate="onLoad">
            <text:p/>
          </draw:image>
        </draw:frame>
        <draw:custom-shape draw:style-name="gr7" draw:text-style-name="P3" draw:layer="layout" svg:width="13.4cm" svg:height="1.735cm" svg:x="1.2cm" svg:y="4.365cm">
          <text:p/>
          <draw:enhanced-geometry svg:viewBox="0 0 21600 21600" draw:type="rectangle" draw:enhanced-path="M 0 0 L 21600 0 21600 21600 0 21600 0 0 Z N"/>
        </draw:custom-shape>
        <draw:control draw:style-name="gr5" draw:text-style-name="P9" draw:layer="layout" svg:width="2.125cm" svg:height="0.7cm" svg:x="1.275cm" svg:y="4.265cm" draw:control="control8"/>
        <draw:control draw:style-name="standard" draw:text-style-name="P10" draw:layer="layout" svg:width="4.6cm" svg:height="0.5cm" svg:x="3.4cm" svg:y="4.365cm" draw:control="control9"/>
        <draw:control draw:style-name="standard" draw:text-style-name="P10" draw:layer="layout" svg:width="4.2cm" svg:height="0.5cm" svg:x="3.4cm" svg:y="4.865cm" draw:control="control10"/>
        <draw:control draw:style-name="gr5" draw:text-style-name="P9" draw:layer="layout" svg:width="1.806cm" svg:height="0.3cm" svg:x="1.4cm" svg:y="5cm" draw:control="control11"/>
        <draw:control draw:style-name="standard" draw:text-style-name="P10" draw:layer="layout" svg:width="6.6cm" svg:height="0.635cm" svg:x="1.4cm" svg:y="5.365cm" draw:control="control12"/>
        <draw:control draw:style-name="gr5" draw:text-style-name="P9" draw:layer="layout" svg:width="1.5cm" svg:height="0.5cm" svg:x="8.2cm" svg:y="4.4cm" draw:control="control13"/>
        <draw:control draw:style-name="gr5" draw:text-style-name="P9" draw:layer="layout" svg:width="2cm" svg:height="0.6cm" svg:x="7.7cm" svg:y="4.9cm" draw:control="control14"/>
        <draw:control draw:style-name="standard" draw:text-style-name="P10" draw:layer="layout" svg:width="4.7cm" svg:height="0.6cm" svg:x="9.8cm" svg:y="4.4cm" draw:control="control15"/>
        <draw:control draw:style-name="standard" draw:text-style-name="P10" draw:layer="layout" svg:width="4.7cm" svg:height="1cm" svg:x="9.8cm" svg:y="5cm" draw:control="control16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8:30:33.696000000</meta:creation-date>
    <dc:date>2015-10-29T18:49:04.470000000</dc:date>
    <meta:editing-duration>PT2M58S</meta:editing-duration>
    <meta:editing-cycles>1</meta:editing-cycles>
    <meta:document-statistic meta:object-count="23"/>
    <meta:generator>LibreOffice/5.0.2.2$Windows_x86 LibreOffice_project/37b43f919e4de5eeaca9b9755ed688758a8251fe</meta:generator>
  </office:meta>
</office:document-meta>
</file>